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edium.com/@karthi.net/docker-tutorial-build-docker-images-using-jenkins-d2880e65b74" text:style-name="Internet_20_link" text:visited-style-name="Visited_20_Internet_20_Link">https://medium.com/@karthi.net/docker-tutorial-build-docker-images-using-jenkins-d2880e65b74</text:a></text:p>
      <text:p text:style-name="Standard"/>
      <text:p text:style-name="Standard"><text:a xlink:type="simple" xlink:href="https://medium.com/nonstopio/jenkins-django-8faddc26ab32" text:style-name="Internet_20_link" text:visited-style-name="Visited_20_Internet_20_Link">https://medium.com/nonstopio/jenkins-django-8faddc26ab32</text:a></text:p>
      <text:p text:style-name="Standard"/>
      <text:p text:style-name="Standard"><text:a xlink:type="simple" xlink:href="https://blog.usejournal.com/how-to-enable-docker-remote-api-on-docker-host-7b73bd3278c6" text:style-name="Internet_20_link" text:visited-style-name="Visited_20_Internet_20_Link">https://blog.usejournal.com/how-to-enable-docker-remote-api-on-docker-host-7b73bd3278c6</text:a></text:p>
      <text:p text:style-name="Standard"/>
      <text:p text:style-name="Standard"><text:a xlink:type="simple" xlink:href="https://www.youtube.com/watch?v=mszE-OCI2V4" text:style-name="Internet_20_link" text:visited-style-name="Visited_20_Internet_20_Link">https://www.youtube.com/watch?v=mszE-OCI2V4</text:a></text:p>
      <text:p text:style-name="Standard"/>
      <text:p text:style-name="Standard"/>
      <text:p text:style-name="Standard"><text:a xlink:type="simple" xlink:href="https://www.youtube.com/watch?v=6tcoRIPBd8s" text:style-name="Internet_20_link" text:visited-style-name="Visited_20_Internet_20_Link">https://www.youtube.com/watch?v=6tcoRIPBd8s</text:a></text:p>
      <text:p text:style-name="Standard"/>
      <text:p text:style-name="Standard"><text:a xlink:type="simple" xlink:href="https://www.jenkins.io/doc/book/installing/linux/#setup-wizard" text:style-name="Internet_20_link" text:visited-style-name="Visited_20_Internet_20_Link">https://www.jenkins.io/doc/book/installing/linux/#setup-wizard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8:03:47.343848984</meta:creation-date>
    <dc:date>2020-12-01T18:06:12.246587620</dc:date>
    <meta:editing-duration>PT2M27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1" meta:paragraph-count="6" meta:word-count="6" meta:character-count="383" meta:non-whitespace-character-count="383"/>
  </office:meta>
</office:document-meta>
</file>